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modern" style:font-pitch="fixed"/>
  </office:font-face-decls>
  <office:automatic-styles>
    <style:style style:name="P1" style:family="paragraph" style:parent-style-name="Normal">
      <style:paragraph-properties fo:text-align="end" style:justify-single-word="false" fo:break-before="page"/>
      <style:text-properties fo:color="#000000" loext:opacity="100%" style:font-name="Arial" fo:font-size="16pt" fo:font-weight="bold" style:font-name-asian="Arial" style:font-size-asian="16pt" style:font-weight-asian="bold" style:font-name-complex="Arial"/>
    </style:style>
    <style:style style:name="P2" style:family="paragraph" style:parent-style-name="Normal" style:master-page-name="Standard">
      <style:paragraph-properties fo:text-align="start" style:justify-single-word="false" style:page-number="auto" fo:break-before="page"/>
    </style:style>
    <style:style style:name="T1" style:family="text">
      <style:text-properties fo:color="#000000" loext:opacity="100%" style:font-name="Arial" fo:font-size="16pt" fo:font-weight="bold" style:font-name-asian="Arial" style:font-size-asian="16pt" style:font-weight-asian="bold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signed document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text-position="0% 100%" style:font-name="Calibri" fo:font-size="11pt" fo:letter-spacing="normal" fo:language="en" fo:country="US" fo:font-style="normal" fo:font-weight="normal" style:font-name-asian="MS Mincho" style:font-size-asian="11pt" style:language-asian="none" style:country-asian="none" style:font-style-asian="normal" style:font-weight-asian="normal" style:font-name-complex="Arial" style:font-size-complex="11pt" style:language-complex="none" style:country-complex="none" style:font-style-complex="normal" style:font-weight-complex="normal" style:text-scale="100%"/>
    </style:default-style>
    <style:default-style style:family="paragraph">
      <style:paragraph-properties fo:line-height="115%" fo:text-align="start" style:justify-single-word="false" fo:orphans="2" fo:widows="2" fo:hyphenation-ladder-count="no-limit" fo:break-before="auto" fo:break-after="auto" fo:padding="0cm" fo:border="none" text:number-lines="true" text:line-number="0" style:text-autospace="ideograph-alpha" style:punctuation-wrap="hanging" style:line-break="strict" style:tab-stop-distance="1.27cm" style:snap-to-layout-grid="true" style:writing-mode="lr-tb"/>
      <style:text-properties style:use-window-font-color="true" loext:opacity="0%" style:text-position="0% 100%" style:font-name="Calibri" fo:font-size="11pt" fo:letter-spacing="normal" fo:language="en" fo:country="US" fo:font-style="normal" fo:font-weight="normal" style:font-name-asian="MS Mincho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scale="100%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fo:break-before="auto" fo:break-after="auto" fo:padding="0cm" fo:border="none" text:number-lines="true" text:line-number="0" style:text-autospace="ideograph-alpha" style:snap-to-layout-grid="true" style:writing-mode="lr-tb"/>
      <style:text-properties style:text-position="0% 100%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 style:text-scale="100%" fo:hyphenate="tru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DefaultParagraph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meta:initial-creator>romeok</meta:initial-creator>
    <meta:creation-date>2023-05-17T09:27:00</meta:creation-date>
    <dc:date>2023-05-17T12:31:01.906000000</dc:date>
    <meta:editing-cycles>3</meta:editing-cycles>
    <meta:editing-duration>PT2M30S</meta:editing-duration>
    <meta:document-statistic meta:table-count="0" meta:image-count="0" meta:object-count="0" meta:page-count="2" meta:paragraph-count="1" meta:word-count="3" meta:character-count="21" meta:non-whitespace-character-count="19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1800ae00d6005900d5003a004700a100ae00b200d000be0040006100c400e9">
    <SignedInfo>
      <CanonicalizationMethod Algorithm="http://www.w3.org/TR/2001/REC-xml-c14n-20010315"/>
      <SignatureMethod Algorithm="http://www.w3.org/2001/04/xmldsig-more#rsa-sha256"/>
      <Reference URI="mimetype">
        <DigestMethod Algorithm="http://www.w3.org/2001/04/xmlenc#sha256"/>
        <DigestValue>cU2+NwsKcGNmkhfZGyh1Zv6Lq7yFmbYpskR2/4G4NZM=</DigestValue>
      </Reference>
      <Reference URI="styles.xml">
        <Transforms>
          <Transform Algorithm="http://www.w3.org/TR/2001/REC-xml-c14n-20010315"/>
        </Transforms>
        <DigestMethod Algorithm="http://www.w3.org/2001/04/xmlenc#sha256"/>
        <DigestValue>zlgF1Bd/Z2rvabR6lMteCeYkJEHUaIyilGB+dLMTUIQ=</DigestValue>
      </Reference>
      <Reference URI="manifest.rdf">
        <DigestMethod Algorithm="http://www.w3.org/2001/04/xmlenc#sha256"/>
        <DigestValue>rrKXmEsmowvZom8wSzm8fZGiZFdJs1578/RMS5UR3HU=</DigestValue>
      </Reference>
      <Reference URI="meta.xml">
        <Transforms>
          <Transform Algorithm="http://www.w3.org/TR/2001/REC-xml-c14n-20010315"/>
        </Transforms>
        <DigestMethod Algorithm="http://www.w3.org/2001/04/xmlenc#sha256"/>
        <DigestValue>fWa8P2lo+5BxO8OBkB30cvdiQBoicsuRvabRYem2NSU=</DigestValue>
      </Reference>
      <Reference URI="settings.xml">
        <Transforms>
          <Transform Algorithm="http://www.w3.org/TR/2001/REC-xml-c14n-20010315"/>
        </Transforms>
        <DigestMethod Algorithm="http://www.w3.org/2001/04/xmlenc#sha256"/>
        <DigestValue>mG44pmtbVX0kdCqQTvITwX+aZSwr4b+EiYbazqHhJF4=</DigestValue>
      </Reference>
      <Reference URI="Thumbnails/thumbnail.png">
        <DigestMethod Algorithm="http://www.w3.org/2001/04/xmlenc#sha256"/>
        <DigestValue>Ibok8A+iedvKBfTElHvEJd6OkY8pqQt870Xg4ZyDLBI=</DigestValue>
      </Reference>
      <Reference URI="content.xml">
        <Transforms>
          <Transform Algorithm="http://www.w3.org/TR/2001/REC-xml-c14n-20010315"/>
        </Transforms>
        <DigestMethod Algorithm="http://www.w3.org/2001/04/xmlenc#sha256"/>
        <DigestValue>gTYtKkTgjMxYq6rKLy7hCF9rR2oWKyWL8EdoxLOEOQA=</DigestValue>
      </Reference>
      <Reference URI="META-INF/manifest.xml">
        <Transforms>
          <Transform Algorithm="http://www.w3.org/TR/2001/REC-xml-c14n-20010315"/>
        </Transforms>
        <DigestMethod Algorithm="http://www.w3.org/2001/04/xmlenc#sha256"/>
        <DigestValue>+kmm+ufpCQtXpV42+6oD93fYX3ly4NB6Nj77Sk0n0IE=</DigestValue>
      </Reference>
      <Reference URI="#ID_007200ed003c00ff005200ee0042003a00ae0057007300e500e200ba002d002f">
        <DigestMethod Algorithm="http://www.w3.org/2001/04/xmlenc#sha256"/>
        <DigestValue>grCOBNNQR/5dI9MfludunEDzNUwa40wLq5S9h9l11/E=</DigestValue>
      </Reference>
      <Reference URI="#idSignedProperties_ID_001800ae00d6005900d5003a004700a100ae00b200d000be0040006100c400e9" Type="http://uri.etsi.org/01903#SignedProperties">
        <DigestMethod Algorithm="http://www.w3.org/2001/04/xmlenc#sha256"/>
        <DigestValue>8tlpnMXcAwGMfRtFH4ZYkUIcaoyVdoBXZ4y28jK1VX4=</DigestValue>
      </Reference>
    </SignedInfo>
    <SignatureValue>L1IT3UMj20y1DqT42bX2X8HEuWcqK8g7dXpemfjhUazDbvGmKgx9os7lSI6Giu3h
OTWy2kj9x3ylOEC/QkgpdzLzQXRB6hBxYSYMKo25XgZz8mRdjIZ6g66WT9AZrf7m
Cdsv/IyaPuXdRGAuob87D0gFzpRzIhj038bfHVxuIDlET+0Q0tVpb7CVD4GcX7cc
KMscYv/SzviET9TCYuoC+m3I4Rds/zBqyb6+EPox76ONRNp1U5r6zQAU5OR6Sjb5
9uJpi5kV6pzjJpj6+IuyzxjChq5v8Xcc9CFFlCtz4emKKfqU1pUpEdGuGqa1rZJJ
kFyvXDa5nMzOLfn7DTayFQ==</SignatureValue>
    <KeyInfo>
      <X509Data>
        <X509IssuerSerial>
          <X509IssuerName>CN=Slava</X509IssuerName>
          <X509SerialNumber>100594292921098200655616547836990137829</X509SerialNumber>
        </X509IssuerSerial>
        <X509Certificate>MIIDAzCCAeugAwIBAgIQS63Bj5S0tItB6C/4OrEl5TANBgkqhkiG9w0BAQUFADAQMQ4wDAYDVQQDEwVTbGF2YTAgFw0yMDExMjQwNTA2MjVaGA8yMTIwMTAzMTA1MDYyNVowEDEOMAwGA1UEAxMFU2xhdmEwggEiMA0GCSqGSIb3DQEBAQUAA4IBDwAwggEKAoIBAQC9lou9G2eOpj3srSiRQbMlgK67EDfPcDu5DKCnTKJsl63K5CGZ10q+ku7/SHWLUqmV8tmLTeST5PsiPa+t5PfssZGENnMME8iWAfnKuov2RQvYFlfB9dupiRaY+dVL17RT1ijkitCYhUJWxdJ0DrZXxmQ2XMWjKxVJi/aJO8Yc66Bb+grdsnHExqV76rd2vs6FAszdaFWvbvyvAk6Y5wv14sdrbqZPeNllPamhRzPp9wHZParebYF8fIJjKq0mdUoVWUrj1VtFGPBVU4uKg8i/eyOF+AhczL8Xf1HDp7F0049Z7bmhuNB6eEbFxQNM87ybFdewL9ChT+BtHEPcyvEFAgMBAAGjVzBVMBUGA1UdJQQOMAwGCisGAQQBgjcKAwQwMQYDVR0RBCowKKAmBgorBgEEAYI3FAIDoBgMFlNsYXZhQERFU0tUT1AtT0E4RktHQQAwCQYDVR0TBAIwADANBgkqhkiG9w0BAQUFAAOCAQEAbeVXLIeTQhFrdCuOsos6HPJtRttm66FqxiGmbTCYo6fv2CDN7xDmzvKXOKsPajIUfcTXA0GpvTGFlTeWIQ19JmbALK1EJ3eACTRb9BSAGp1HpVvnu4DT7ktPWrsWOs+yvwZwGAR7cMojP97vCv0m40dYJXO0sxo14Db3ov99oHDaaQ4n3E9SkcthuS+emCFKsmtHxOfwTwQ6/LvbDeHHr7FnX/O6IBEVlVIQQGBEpGDkCiLOWb49XSzT/3Sa59AbulXCFtVkwQLfOnUueRiV9YXS/ecP/uIMzBml3mKGQA82TNevz0Rv2zDYGdj6znBD89DbY0WEaWhPgHGk9L9HQw==</X509Certificate>
      </X509Data>
    </KeyInfo>
    <Object>
      <SignatureProperties>
        <SignatureProperty Id="ID_007200ed003c00ff005200ee0042003a00ae0057007300e500e200ba002d002f" Target="#ID_001800ae00d6005900d5003a004700a100ae00b200d000be0040006100c400e9">
          <dc:date xmlns:dc="http://purl.org/dc/elements/1.1/">2023-05-17T12:32:35.171000000</dc:date>
        </SignatureProperty>
      </SignatureProperties>
    </Object>
    <Object xmlns:xd="http://uri.etsi.org/01903/v1.3.2#">
      <xd:QualifyingProperties Target="#ID_001800ae00d6005900d5003a004700a100ae00b200d000be0040006100c400e9">
        <xd:SignedProperties Id="idSignedProperties_ID_001800ae00d6005900d5003a004700a100ae00b200d000be0040006100c400e9">
          <xd:SignedSignatureProperties>
            <xd:SigningTime>2023-05-17T12:32:35.171000000</xd:SigningTime>
            <xd:SigningCertificate>
              <xd:Cert>
                <xd:CertDigest>
                  <DigestMethod Algorithm="http://www.w3.org/2001/04/xmlenc#sha256"/>
                  <DigestValue>sz1ULR9Pix8pu97Ae1VdWRZPwBekQRX4BtFJOJ26TbI=</DigestValue>
                </xd:CertDigest>
                <xd:IssuerSerial>
                  <X509IssuerName>CN=Slava</X509IssuerName>
                  <X509SerialNumber>100594292921098200655616547836990137829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1800ae00d6005900d5003a004700a100ae00b200d000be0040006100c400e9">
          <xd:UnsignedSignatureProperties>
            <xd:CertificateValues>
              <xd:EncapsulatedX509Certificate>MIIDAzCCAeugAwIBAgIQS63Bj5S0tItB6C/4OrEl5TANBgkqhkiG9w0BAQUFADAQMQ4wDAYDVQQDEwVTbGF2YTAgFw0yMDExMjQwNTA2MjVaGA8yMTIwMTAzMTA1MDYyNVowEDEOMAwGA1UEAxMFU2xhdmEwggEiMA0GCSqGSIb3DQEBAQUAA4IBDwAwggEKAoIBAQC9lou9G2eOpj3srSiRQbMlgK67EDfPcDu5DKCnTKJsl63K5CGZ10q+ku7/SHWLUqmV8tmLTeST5PsiPa+t5PfssZGENnMME8iWAfnKuov2RQvYFlfB9dupiRaY+dVL17RT1ijkitCYhUJWxdJ0DrZXxmQ2XMWjKxVJi/aJO8Yc66Bb+grdsnHExqV76rd2vs6FAszdaFWvbvyvAk6Y5wv14sdrbqZPeNllPamhRzPp9wHZParebYF8fIJjKq0mdUoVWUrj1VtFGPBVU4uKg8i/eyOF+AhczL8Xf1HDp7F0049Z7bmhuNB6eEbFxQNM87ybFdewL9ChT+BtHEPcyvEFAgMBAAGjVzBVMBUGA1UdJQQOMAwGCisGAQQBgjcKAwQwMQYDVR0RBCowKKAmBgorBgEEAYI3FAIDoBgMFlNsYXZhQERFU0tUT1AtT0E4RktHQQAwCQYDVR0TBAIwADANBgkqhkiG9w0BAQUFAAOCAQEAbeVXLIeTQhFrdCuOsos6HPJtRttm66FqxiGmbTCYo6fv2CDN7xDmzvKXOKsPajIUfcTXA0GpvTGFlTeWIQ19JmbALK1EJ3eACTRb9BSAGp1HpVvnu4DT7ktPWrsWOs+yvwZwGAR7cMojP97vCv0m40dYJXO0sxo14Db3ov99oHDaaQ4n3E9SkcthuS+emCFKsmtHxOfwTwQ6/LvbDeHHr7FnX/O6IBEVlVIQQGBEpGDkCiLOWb49XSzT/3Sa59AbulXCFtVkwQLfOnUueRiV9YXS/ecP/uIMzBml3mKGQA82TNevz0Rv2zDYGdj6znBD89DbY0WEaWhPgHGk9L9HQw==</xd:EncapsulatedX509Certificate>
            </xd:CertificateValues>
          </xd:UnsignedSignatureProperties>
        </xd:UnsignedProperties>
      </xd:QualifyingProperties>
    </Object>
  </Signature>
</document-signatures>
</file>